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53.09pt"/>
    </style:style>
    <style:style style:name="co5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 style:cell-protect="none" style:print-content="true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aimE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iran nimi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kisterinnumero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okka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äyttäytyminen hyväksytty</text:p>
          </table:table-cell>
          <table:table-cell table:style-name="Default" office:value-type="string" calcext:value-type="string">
            <text:p>kayttaytyminen-hyvaksytt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äyttäytyminen hylätty</text:p>
          </table:table-cell>
          <table:table-cell table:style-name="Default" office:value-type="string" calcext:value-type="string">
            <text:p>kayttaytyminen-hylatty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Max</text:p>
          </table:table-cell>
          <table:table-cell office:value-type="string" calcext:value-type="string">
            <text:p>Vähennykset</text:p>
          </table:table-cell>
          <table:table-cell office:value-type="string" calcext:value-type="string">
            <text:p>Pisteet</text:p>
          </table:table-cell>
          <table:table-cell office:value-type="string" calcext:value-type="string">
            <text:p>Kommentit</text:p>
          </table:table-cell>
        </table:table-row>
        <table:table-row table:style-name="ro1">
          <table:table-cell table:style-name="ce1" office:value-type="string" calcext:value-type="string">
            <text:p>Karsina tai aitaus,max 2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Häkistä otto</text:p>
          </table:table-cell>
          <table:table-cell office:value-type="string" calcext:value-type="string">
            <text:p>hakki-sisaan</text:p>
          </table:table-cell>
          <table:table-cell table:style-name="ce4" table:number-columns-repeated="2"/>
          <table:table-cell table:formula="of:=[.C10]-[.D10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udelleen häkitys</text:p>
          </table:table-cell>
          <table:table-cell office:value-type="string" calcext:value-type="string">
            <text:p>hakki-ulos</text:p>
          </table:table-cell>
          <table:table-cell table:style-name="ce4" table:number-columns-repeated="2"/>
          <table:table-cell table:formula="of:=[.C11]-[.D1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ljetus/Ohjaaminen, max 2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Siirtymiset</text:p>
          </table:table-cell>
          <table:table-cell office:value-type="string" calcext:value-type="string">
            <text:p>siirtymiset</text:p>
          </table:table-cell>
          <table:table-cell table:style-name="ce4" table:number-columns-repeated="2"/>
          <table:table-cell table:formula="of:=[.C13]-[.D1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Laidunnus, max 2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aidunnus</text:p>
          </table:table-cell>
          <table:table-cell office:value-type="string" calcext:value-type="string">
            <text:p>laidunnus</text:p>
          </table:table-cell>
          <table:table-cell table:style-name="ce4" table:number-columns-repeated="2"/>
          <table:table-cell table:formula="of:=[.C15]-[.D15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Pysähdys, max 1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3" office:value-type="string" calcext:value-type="string">
            <text:p>Pysähdys</text:p>
          </table:table-cell>
          <table:table-cell table:style-name="ce3" office:value-type="string" calcext:value-type="string">
            <text:p>pysahdys</text:p>
          </table:table-cell>
          <table:table-cell table:style-name="ce4" table:number-columns-repeated="2"/>
          <table:table-cell table:formula="of:=[.C17]-[.D1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orituksen laatu, max 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Käskyt</text:p>
          </table:table-cell>
          <table:table-cell office:value-type="string" calcext:value-type="string">
            <text:p>kaskyt</text:p>
          </table:table-cell>
          <table:table-cell table:style-name="ce4" table:number-columns-repeated="2"/>
          <table:table-cell table:formula="of:=[.C19]-[.D1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ottelevaisuus</text:p>
          </table:table-cell>
          <table:table-cell office:value-type="string" calcext:value-type="string">
            <text:p>tottelevaisuus</text:p>
          </table:table-cell>
          <table:table-cell table:style-name="ce4" table:number-columns-repeated="2"/>
          <table:table-cell table:formula="of:=[.C20]-[.D20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ktiivisuus</text:p>
          </table:table-cell>
          <table:table-cell office:value-type="string" calcext:value-type="string">
            <text:p>aktiivisuus</text:p>
          </table:table-cell>
          <table:table-cell table:style-name="ce4" table:number-columns-repeated="2"/>
          <table:table-cell table:formula="of:=[.C21]-[.D2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isteet yhteensä</text:p>
          </table:table-cell>
          <table:table-cell table:style-name="ce1"/>
          <table:table-cell table:number-columns-repeated="2"/>
          <table:table-cell table:formula="of:=SUM([.E10:.E21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uoritusaika</text:p>
          </table:table-cell>
          <table:table-cell office:value-type="string" calcext:value-type="string">
            <text:p>aika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ettiin</text:p>
          </table:table-cell>
          <table:table-cell office:value-type="string" calcext:value-type="string">
            <text:p>keskeytettiin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yksen syy</text:p>
          </table:table-cell>
          <table:table-cell office:value-type="string" calcext:value-type="string">
            <text:p>keskeytys-sy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ti</text:p>
          </table:table-cell>
          <table:table-cell office:value-type="string" calcext:value-type="string">
            <text:p>keskeytti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rinomainen</text:p>
          </table:table-cell>
          <table:table-cell office:value-type="string" calcext:value-type="string">
            <text:p>erinomainen</text:p>
          </table:table-cell>
          <table:table-cell table:formula="of:=IF(AND([.C5]=&quot;x&quot;; [.C26]=&quot;&quot;; [.C28]=&quot;&quot;;[.E23]&gt;=9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täin hyvä</text:p>
          </table:table-cell>
          <table:table-cell office:value-type="string" calcext:value-type="string">
            <text:p>erittain-hyva</text:p>
          </table:table-cell>
          <table:table-cell table:formula="of:=IF(AND([.C5]=&quot;x&quot;; [.C26]=&quot;&quot;; [.C28]=&quot;&quot;;80&lt;=[.E23];[.E23]&lt;9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yvä</text:p>
          </table:table-cell>
          <table:table-cell office:value-type="string" calcext:value-type="string">
            <text:p>hyva</text:p>
          </table:table-cell>
          <table:table-cell table:formula="of:=IF(AND([.C5]=&quot;x&quot;; [.C26]=&quot;&quot;; [.C28]=&quot;&quot;;70&lt;=[.E23];[.E23]&lt;8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yydyttävä</text:p>
          </table:table-cell>
          <table:table-cell office:value-type="string" calcext:value-type="string">
            <text:p>tyydyttava</text:p>
          </table:table-cell>
          <table:table-cell table:formula="of:=IF(AND([.C5]=&quot;x&quot;; [.C26]=&quot;&quot;; [.C28]=&quot;&quot;;60&lt;=[.E23];[.E23]&lt;7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i tulosta</text:p>
          </table:table-cell>
          <table:table-cell office:value-type="string" calcext:value-type="string">
            <text:p>ei-tulosta</text:p>
          </table:table-cell>
          <table:table-cell table:formula="of:=IF(OR([.C5]&lt;&gt;&quot;x&quot;;[.C26]&lt;&gt;&quot;&quot;;[.C28]&lt;&gt;&quot;&quot;;[.E23]&lt;60);&quot;x&quot;;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ulutustunnus</text:p>
          </table:table-cell>
          <table:table-cell office:value-type="string" calcext:value-type="string">
            <text:p>koulutustunnus</text:p>
          </table:table-cell>
          <table:table-cell table:formula="of:=IF(AND([.C5]=&quot;x&quot;; [.C26]=&quot;&quot;; [.C28]=&quot;&quot;;[.E23]&gt;=60);&quot;x&quot;;&quot;&quot;)">
            <text:p/>
          </table:table-cell>
          <table:table-cell table:number-columns-repeated="3"/>
        </table:table-row>
      </table:table>
      <table:table table:name="Paim1" table:style-name="ta1">
        <table:table-column table:style-name="co1" table:default-cell-style-name="Default"/>
        <table:table-column table:style-name="co5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iran nimi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kisterinnumero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okka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Max</text:p>
          </table:table-cell>
          <table:table-cell office:value-type="string" calcext:value-type="string">
            <text:p>Vähennykset</text:p>
          </table:table-cell>
          <table:table-cell office:value-type="string" calcext:value-type="string">
            <text:p>Pisteet</text:p>
          </table:table-cell>
          <table:table-cell office:value-type="string" calcext:value-type="string">
            <text:p>Kommentit</text:p>
          </table:table-cell>
        </table:table-row>
        <table:table-row table:style-name="ro1">
          <table:table-cell table:style-name="ce1" office:value-type="string" calcext:value-type="string">
            <text:p>Karsina tai aitaus, vartiointi,max 2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Häkistä otto</text:p>
          </table:table-cell>
          <table:table-cell office:value-type="string" calcext:value-type="string">
            <text:p>hakki-sisaan</text:p>
          </table:table-cell>
          <table:table-cell table:style-name="ce4" table:number-columns-repeated="2"/>
          <table:table-cell table:formula="of:=[.C7]-[.D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udelleen häkitys</text:p>
          </table:table-cell>
          <table:table-cell office:value-type="string" calcext:value-type="string">
            <text:p>hakki-ulos</text:p>
          </table:table-cell>
          <table:table-cell table:style-name="ce4" table:number-columns-repeated="2"/>
          <table:table-cell table:formula="of:=[.C8]-[.D8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Vartioiminen ja hyppy</text:p>
          </table:table-cell>
          <table:table-cell office:value-type="string" calcext:value-type="string">
            <text:p>vartioiminen</text:p>
          </table:table-cell>
          <table:table-cell table:style-name="ce4" table:number-columns-repeated="2"/>
          <table:table-cell table:formula="of:=[.C9]-[.D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ljetus/hallinta, max 2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Siirtymiset</text:p>
          </table:table-cell>
          <table:table-cell office:value-type="string" calcext:value-type="string">
            <text:p>siirtymiset</text:p>
          </table:table-cell>
          <table:table-cell table:style-name="ce4" table:number-columns-repeated="2"/>
          <table:table-cell table:formula="of:=[.C11]-[.D1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Laidunnus, lampaan kiinniotto</text:p>
          </table:table-cell>
          <table:table-cell office:value-type="string" calcext:value-type="string">
            <text:p>laidunnus</text:p>
          </table:table-cell>
          <table:table-cell table:style-name="ce4" table:number-columns-repeated="2"/>
          <table:table-cell table:formula="of:=[.C12]-[.D1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kuljetus-3</text:p>
          </table:table-cell>
          <table:table-cell table:style-name="ce4" table:number-columns-repeated="2"/>
          <table:table-cell table:formula="of:=[.C13]-[.D1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orituksen laatu, max 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Käskyt</text:p>
          </table:table-cell>
          <table:table-cell office:value-type="string" calcext:value-type="string">
            <text:p>kaskyt</text:p>
          </table:table-cell>
          <table:table-cell table:style-name="ce4" table:number-columns-repeated="2"/>
          <table:table-cell table:formula="of:=[.C15]-[.D15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ottelevaisuus</text:p>
          </table:table-cell>
          <table:table-cell office:value-type="string" calcext:value-type="string">
            <text:p>tottelevaisuus</text:p>
          </table:table-cell>
          <table:table-cell table:style-name="ce4" table:number-columns-repeated="2"/>
          <table:table-cell table:formula="of:=[.C16]-[.D16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ktiivisuus</text:p>
          </table:table-cell>
          <table:table-cell office:value-type="string" calcext:value-type="string">
            <text:p>aktiivisuus</text:p>
          </table:table-cell>
          <table:table-cell table:style-name="ce4" table:number-columns-repeated="2"/>
          <table:table-cell table:formula="of:=[.C17]-[.D1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isteet yhteensä</text:p>
          </table:table-cell>
          <table:table-cell table:style-name="ce1"/>
          <table:table-cell table:number-columns-repeated="2"/>
          <table:table-cell table:formula="of:=SUM([.E7:.E1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uoritusaika</text:p>
          </table:table-cell>
          <table:table-cell office:value-type="string" calcext:value-type="string">
            <text:p>aika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ettiin</text:p>
          </table:table-cell>
          <table:table-cell office:value-type="string" calcext:value-type="string">
            <text:p>keskeytettiin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yksen syy</text:p>
          </table:table-cell>
          <table:table-cell office:value-type="string" calcext:value-type="string">
            <text:p>keskeytys-sy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ti</text:p>
          </table:table-cell>
          <table:table-cell office:value-type="string" calcext:value-type="string">
            <text:p>keskeytti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rinomainen</text:p>
          </table:table-cell>
          <table:table-cell office:value-type="string" calcext:value-type="string">
            <text:p>erinomainen</text:p>
          </table:table-cell>
          <table:table-cell table:formula="of:=IF(AND([.C22]=&quot;&quot;;[.C24]=&quot;&quot;;[.E19]&gt;=6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täin hyvä</text:p>
          </table:table-cell>
          <table:table-cell office:value-type="string" calcext:value-type="string">
            <text:p>erittain-hyva</text:p>
          </table:table-cell>
          <table:table-cell table:formula="of:=IF(AND([.C22]=&quot;&quot;;[.C24]=&quot;&quot;;52.5&lt;=[.E19];[.E19]&lt;6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yvä</text:p>
          </table:table-cell>
          <table:table-cell office:value-type="string" calcext:value-type="string">
            <text:p>hyva</text:p>
          </table:table-cell>
          <table:table-cell table:formula="of:=IF(AND([.C22]=&quot;&quot;;[.C24]=&quot;&quot;;45&lt;=[.E19];[.E19]&lt;52.5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i tulosta</text:p>
          </table:table-cell>
          <table:table-cell office:value-type="string" calcext:value-type="string">
            <text:p>ei-tulosta</text:p>
          </table:table-cell>
          <table:table-cell table:formula="of:=IF(OR([.C22]&lt;&gt;&quot;&quot;;[.C24]&lt;&gt;&quot;&quot;;[.E19]&lt;45);&quot;x&quot;;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ulutustunnus</text:p>
          </table:table-cell>
          <table:table-cell office:value-type="string" calcext:value-type="string">
            <text:p>koulutustunnus</text:p>
          </table:table-cell>
          <table:table-cell table:formula="of:=IF(AND([.C22]=&quot;&quot;;[.C24]=&quot;&quot;;[.E19]&gt;=52.5);&quot;x&quot;;&quot;&quot;)">
            <text:p/>
          </table:table-cell>
          <table:table-cell table:number-columns-repeated="3"/>
        </table:table-row>
      </table:table>
      <table:table table:name="Paim2" table:style-name="ta1">
        <table:table-column table:style-name="co1" table:default-cell-style-name="Default"/>
        <table:table-column table:style-name="co5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iran nimi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kisterinnumero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okka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Max</text:p>
          </table:table-cell>
          <table:table-cell office:value-type="string" calcext:value-type="string">
            <text:p>Vähennykset</text:p>
          </table:table-cell>
          <table:table-cell office:value-type="string" calcext:value-type="string">
            <text:p>Pisteet</text:p>
          </table:table-cell>
          <table:table-cell office:value-type="string" calcext:value-type="string">
            <text:p>Kommentit</text:p>
          </table:table-cell>
        </table:table-row>
        <table:table-row table:style-name="ro1">
          <table:table-cell table:style-name="ce1" office:value-type="string" calcext:value-type="string">
            <text:p>Karsina tai aitaus, vartiointi,max 2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Häkistä otto</text:p>
          </table:table-cell>
          <table:table-cell office:value-type="string" calcext:value-type="string">
            <text:p>hakki-sisaan</text:p>
          </table:table-cell>
          <table:table-cell table:style-name="ce4" table:number-columns-repeated="2"/>
          <table:table-cell table:formula="of:=[.C7]-[.D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udelleen häkitys</text:p>
          </table:table-cell>
          <table:table-cell office:value-type="string" calcext:value-type="string">
            <text:p>hakki-ulos</text:p>
          </table:table-cell>
          <table:table-cell table:style-name="ce4" table:number-columns-repeated="2"/>
          <table:table-cell table:formula="of:=[.C8]-[.D8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Vartioiminen ja hyppy</text:p>
          </table:table-cell>
          <table:table-cell office:value-type="string" calcext:value-type="string">
            <text:p>vartioiminen</text:p>
          </table:table-cell>
          <table:table-cell table:style-name="ce4" table:number-columns-repeated="2"/>
          <table:table-cell table:formula="of:=[.C9]-[.D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ankala kulkuväylä, max 1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/>
          <table:table-cell table:style-name="ce5" office:value-type="string" calcext:value-type="string">
            <text:p>kulkuvayla-1</text:p>
          </table:table-cell>
          <table:table-cell table:style-name="ce4" table:number-columns-repeated="2"/>
          <table:table-cell table:formula="of:=[.C11]-[.D1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5" office:value-type="string" calcext:value-type="string">
            <text:p>kulkuvayla-2</text:p>
          </table:table-cell>
          <table:table-cell table:style-name="ce4" table:number-columns-repeated="2"/>
          <table:table-cell table:formula="of:=[.C12]-[.D1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5" office:value-type="string" calcext:value-type="string">
            <text:p>kulkuvayla-3</text:p>
          </table:table-cell>
          <table:table-cell table:style-name="ce4" table:number-columns-repeated="2"/>
          <table:table-cell table:formula="of:=[.C13]-[.D1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ljetus/hallinta, max 2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Siirtymiset</text:p>
          </table:table-cell>
          <table:table-cell office:value-type="string" calcext:value-type="string">
            <text:p>siirtymiset</text:p>
          </table:table-cell>
          <table:table-cell table:style-name="ce4" table:number-columns-repeated="2"/>
          <table:table-cell table:formula="of:=[.C15]-[.D15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Laidunnus, lampaan kiinniotto</text:p>
          </table:table-cell>
          <table:table-cell office:value-type="string" calcext:value-type="string">
            <text:p>laidunnus</text:p>
          </table:table-cell>
          <table:table-cell table:style-name="ce4" table:number-columns-repeated="2"/>
          <table:table-cell table:formula="of:=[.C16]-[.D16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kuljetus-3</text:p>
          </table:table-cell>
          <table:table-cell table:style-name="ce4" table:number-columns-repeated="2"/>
          <table:table-cell table:formula="of:=[.C17]-[.D1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Pysäytys, max 1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3" office:value-type="string" calcext:value-type="string">
            <text:p>Pysäytys</text:p>
          </table:table-cell>
          <table:table-cell office:value-type="string" calcext:value-type="string">
            <text:p>pysaytys-1</text:p>
          </table:table-cell>
          <table:table-cell table:style-name="ce4" table:number-columns-repeated="2"/>
          <table:table-cell table:formula="of:=[.C19]-[.D1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orituksen laatu, max 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Käskyt</text:p>
          </table:table-cell>
          <table:table-cell office:value-type="string" calcext:value-type="string">
            <text:p>kaskyt</text:p>
          </table:table-cell>
          <table:table-cell table:style-name="ce4" table:number-columns-repeated="2"/>
          <table:table-cell table:formula="of:=[.C21]-[.D2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ottelevaisuus</text:p>
          </table:table-cell>
          <table:table-cell office:value-type="string" calcext:value-type="string">
            <text:p>tottelevaisuus</text:p>
          </table:table-cell>
          <table:table-cell table:style-name="ce4" table:number-columns-repeated="2"/>
          <table:table-cell table:formula="of:=[.C22]-[.D2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ktiivisuus</text:p>
          </table:table-cell>
          <table:table-cell office:value-type="string" calcext:value-type="string">
            <text:p>aktiivisuus</text:p>
          </table:table-cell>
          <table:table-cell table:style-name="ce4" table:number-columns-repeated="2"/>
          <table:table-cell table:formula="of:=[.C23]-[.D2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isteet yhteensä</text:p>
          </table:table-cell>
          <table:table-cell table:style-name="ce1"/>
          <table:table-cell table:number-columns-repeated="2"/>
          <table:table-cell table:formula="of:=SUM([.E7:.E2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uoritusaika</text:p>
          </table:table-cell>
          <table:table-cell office:value-type="string" calcext:value-type="string">
            <text:p>aika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ettiin</text:p>
          </table:table-cell>
          <table:table-cell office:value-type="string" calcext:value-type="string">
            <text:p>keskeytettiin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yksen syy</text:p>
          </table:table-cell>
          <table:table-cell office:value-type="string" calcext:value-type="string">
            <text:p>keskeytys-sy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ti</text:p>
          </table:table-cell>
          <table:table-cell office:value-type="string" calcext:value-type="string">
            <text:p>keskeytti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rinomainen</text:p>
          </table:table-cell>
          <table:table-cell office:value-type="string" calcext:value-type="string">
            <text:p>erinomainen</text:p>
          </table:table-cell>
          <table:table-cell table:formula="of:=IF(AND([.C28]=&quot;&quot;;[.C30]=&quot;&quot;;[.E25]&gt;=8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täin hyvä</text:p>
          </table:table-cell>
          <table:table-cell office:value-type="string" calcext:value-type="string">
            <text:p>erittain-hyva</text:p>
          </table:table-cell>
          <table:table-cell table:formula="of:=IF(AND([.C28]=&quot;&quot;;[.C30]=&quot;&quot;;60&lt;=[.E25];[.E25]&lt;7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yvä</text:p>
          </table:table-cell>
          <table:table-cell office:value-type="string" calcext:value-type="string">
            <text:p>hyva</text:p>
          </table:table-cell>
          <table:table-cell table:formula="of:=IF(AND([.C28]=&quot;&quot;;[.C30]=&quot;&quot;;60&lt;=[.E25];[.E25]&lt;7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i tulosta</text:p>
          </table:table-cell>
          <table:table-cell office:value-type="string" calcext:value-type="string">
            <text:p>ei-tulosta</text:p>
          </table:table-cell>
          <table:table-cell table:formula="of:=IF(OR([.C28]&lt;&gt;&quot;&quot;;[.C30]&lt;&gt;&quot;&quot;;[.E25]&lt;60);&quot;x&quot;;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ulutustunnus</text:p>
          </table:table-cell>
          <table:table-cell office:value-type="string" calcext:value-type="string">
            <text:p>koulutustunnus</text:p>
          </table:table-cell>
          <table:table-cell table:formula="of:=IF(AND([.C28]=&quot;&quot;;[.C30]=&quot;&quot;;[.E25]&gt;=70);&quot;x&quot;;&quot;&quot;)">
            <text:p/>
          </table:table-cell>
          <table:table-cell table:number-columns-repeated="3"/>
        </table:table-row>
      </table:table>
      <table:table table:name="Paim3" table:style-name="ta1">
        <table:table-column table:style-name="co1" table:default-cell-style-name="Default"/>
        <table:table-column table:style-name="co5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iran nimi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kisterinnumero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okka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Max</text:p>
          </table:table-cell>
          <table:table-cell office:value-type="string" calcext:value-type="string">
            <text:p>Vähennykset</text:p>
          </table:table-cell>
          <table:table-cell office:value-type="string" calcext:value-type="string">
            <text:p>Pisteet</text:p>
          </table:table-cell>
          <table:table-cell office:value-type="string" calcext:value-type="string">
            <text:p>Kommentit</text:p>
          </table:table-cell>
        </table:table-row>
        <table:table-row table:style-name="ro1">
          <table:table-cell table:style-name="ce1" office:value-type="string" calcext:value-type="string">
            <text:p>Karsina tai aitaus, vartiointi,max 2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Häkistä otto</text:p>
          </table:table-cell>
          <table:table-cell office:value-type="string" calcext:value-type="string">
            <text:p>hakki-sisaan</text:p>
          </table:table-cell>
          <table:table-cell table:style-name="ce4" table:number-columns-repeated="2"/>
          <table:table-cell table:formula="of:=[.C7]-[.D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Uudelleen häkitys</text:p>
          </table:table-cell>
          <table:table-cell office:value-type="string" calcext:value-type="string">
            <text:p>hakki-ulos</text:p>
          </table:table-cell>
          <table:table-cell table:style-name="ce4" table:number-columns-repeated="2"/>
          <table:table-cell table:formula="of:=[.C8]-[.D8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Vartioiminen ja hyppy</text:p>
          </table:table-cell>
          <table:table-cell office:value-type="string" calcext:value-type="string">
            <text:p>vartioiminen</text:p>
          </table:table-cell>
          <table:table-cell table:style-name="ce4" table:number-columns-repeated="2"/>
          <table:table-cell table:formula="of:=[.C9]-[.D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ankala kulkuväylä, max 25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/>
          <table:table-cell table:style-name="ce5" office:value-type="string" calcext:value-type="string">
            <text:p>kulkuvayla-1</text:p>
          </table:table-cell>
          <table:table-cell table:style-name="ce4" table:number-columns-repeated="2"/>
          <table:table-cell table:formula="of:=[.C11]-[.D1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5" office:value-type="string" calcext:value-type="string">
            <text:p>kulkuvayla-2</text:p>
          </table:table-cell>
          <table:table-cell table:style-name="ce4" table:number-columns-repeated="2"/>
          <table:table-cell table:formula="of:=[.C12]-[.D1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5" office:value-type="string" calcext:value-type="string">
            <text:p>kulkuvayla-3</text:p>
          </table:table-cell>
          <table:table-cell table:style-name="ce4" table:number-columns-repeated="2"/>
          <table:table-cell table:formula="of:=[.C13]-[.D13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/>
          <table:table-cell table:style-name="ce5" office:value-type="string" calcext:value-type="string">
            <text:p>kulkuvayla-4</text:p>
          </table:table-cell>
          <table:table-cell table:style-name="ce4" table:number-columns-repeated="2"/>
          <table:table-cell table:formula="of:=[.C14]-[.D14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Kuljetus/hallinta, max 5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Siirtymiset</text:p>
          </table:table-cell>
          <table:table-cell office:value-type="string" calcext:value-type="string">
            <text:p>siirtymiset</text:p>
          </table:table-cell>
          <table:table-cell table:style-name="ce4" table:number-columns-repeated="2"/>
          <table:table-cell table:formula="of:=[.C16]-[.D16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ieosuus</text:p>
          </table:table-cell>
          <table:table-cell office:value-type="string" calcext:value-type="string">
            <text:p>tie</text:p>
          </table:table-cell>
          <table:table-cell table:style-name="ce4" table:number-columns-repeated="2"/>
          <table:table-cell table:formula="of:=[.C17]-[.D17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joneuvon ohitus</text:p>
          </table:table-cell>
          <table:table-cell office:value-type="string" calcext:value-type="string">
            <text:p>ajoneuvo</text:p>
          </table:table-cell>
          <table:table-cell table:style-name="ce4" table:number-columns-repeated="2"/>
          <table:table-cell table:formula="of:=[.C18]-[.D18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Laidunnus, lampaan kiinniotto</text:p>
          </table:table-cell>
          <table:table-cell office:value-type="string" calcext:value-type="string">
            <text:p>laidunnus</text:p>
          </table:table-cell>
          <table:table-cell table:style-name="ce4" table:number-columns-repeated="2"/>
          <table:table-cell table:formula="of:=[.C19]-[.D19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Pysäytys, max 2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3"/>
          <table:table-cell office:value-type="string" calcext:value-type="string">
            <text:p>pysaytys</text:p>
          </table:table-cell>
          <table:table-cell table:style-name="ce4" table:number-columns-repeated="2"/>
          <table:table-cell table:formula="of:=[.C21]-[.D21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3"/>
          <table:table-cell office:value-type="string" calcext:value-type="string">
            <text:p>pysaytys</text:p>
          </table:table-cell>
          <table:table-cell table:style-name="ce4" table:number-columns-repeated="2"/>
          <table:table-cell table:formula="of:=[.C22]-[.D22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Suorituksen laatu, max 30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Käskyt</text:p>
          </table:table-cell>
          <table:table-cell office:value-type="string" calcext:value-type="string">
            <text:p>kaskyt</text:p>
          </table:table-cell>
          <table:table-cell table:style-name="ce4" table:number-columns-repeated="2"/>
          <table:table-cell table:formula="of:=[.C24]-[.D24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Tottelevaisuus</text:p>
          </table:table-cell>
          <table:table-cell office:value-type="string" calcext:value-type="string">
            <text:p>tottelevaisuus</text:p>
          </table:table-cell>
          <table:table-cell table:style-name="ce4" table:number-columns-repeated="2"/>
          <table:table-cell table:formula="of:=[.C25]-[.D25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ktiivisuus</text:p>
          </table:table-cell>
          <table:table-cell office:value-type="string" calcext:value-type="string">
            <text:p>aktiivisuus</text:p>
          </table:table-cell>
          <table:table-cell table:style-name="ce4" table:number-columns-repeated="2"/>
          <table:table-cell table:formula="of:=[.C26]-[.D26]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isteet yhteensä</text:p>
          </table:table-cell>
          <table:table-cell table:style-name="ce1"/>
          <table:table-cell table:number-columns-repeated="2"/>
          <table:table-cell table:formula="of:=SUM([.E7:.E2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uoritusaika</text:p>
          </table:table-cell>
          <table:table-cell office:value-type="string" calcext:value-type="string">
            <text:p>aika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ettiin</text:p>
          </table:table-cell>
          <table:table-cell office:value-type="string" calcext:value-type="string">
            <text:p>keskeytettiin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yksen syy</text:p>
          </table:table-cell>
          <table:table-cell office:value-type="string" calcext:value-type="string">
            <text:p>keskeytys-syy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Keskeytti</text:p>
          </table:table-cell>
          <table:table-cell office:value-type="string" calcext:value-type="string">
            <text:p>keskeytti</text:p>
          </table:table-cell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rinomainen</text:p>
          </table:table-cell>
          <table:table-cell office:value-type="string" calcext:value-type="string">
            <text:p>erinomainen</text:p>
          </table:table-cell>
          <table:table-cell table:formula="of:=IF(AND([.C31]=&quot;&quot;;[.C33]=&quot;&quot;;[.E28]&gt;=12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täin hyvä</text:p>
          </table:table-cell>
          <table:table-cell office:value-type="string" calcext:value-type="string">
            <text:p>erittain-hyva</text:p>
          </table:table-cell>
          <table:table-cell table:formula="of:=IF(AND([.C31]=&quot;&quot;;[.C33]=&quot;&quot;;105&lt;=[.E28];[.E28]&lt;120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yvä</text:p>
          </table:table-cell>
          <table:table-cell office:value-type="string" calcext:value-type="string">
            <text:p>hyva</text:p>
          </table:table-cell>
          <table:table-cell table:formula="of:=IF(AND([.C31]=&quot;&quot;;[.C33]=&quot;&quot;;90&lt;=[.E28];[.E28]&lt;105);&quot;x&quot;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Ei tulosta</text:p>
          </table:table-cell>
          <table:table-cell office:value-type="string" calcext:value-type="string">
            <text:p>ei-tulosta</text:p>
          </table:table-cell>
          <table:table-cell table:formula="of:=IF(OR([.C31]&lt;&gt;&quot;&quot;;[.C33]&lt;&gt;&quot;&quot;;[.E28]&lt;90);&quot;x&quot;;&quot;&quot;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ulutustunnus</text:p>
          </table:table-cell>
          <table:table-cell office:value-type="string" calcext:value-type="string">
            <text:p>koulutustunnus</text:p>
          </table:table-cell>
          <table:table-cell table:formula="of:=IF(AND([.C31]=&quot;&quot;;[.C33]=&quot;&quot;;[.E28]&gt;=105);&quot;x&quot;;&quot;&quot;)"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 style:print="charts drawings formula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20:42:00.479308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9:42:48.275474919</meta:creation-date>
    <dc:date>2017-09-30T20:21:16.079429233</dc:date>
    <meta:editing-duration>PT12H4M55S</meta:editing-duration>
    <meta:editing-cycles>23</meta:editing-cycles>
    <meta:generator>LibreOffice/5.1.6.2$Linux_X86_64 LibreOffice_project/10m0$Build-2</meta:generator>
    <meta:print-date>2017-09-30T12:20:14.274886085</meta:print-date>
    <meta:document-statistic meta:table-count="4" meta:cell-count="280" meta:object-count="0"/>
  </office:meta>
</office:document-meta>
</file>